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wertung</text:p>
          </table:table-cell>
          <table:table-cell table:style-name="Default" office:value-type="string" calcext:value-type="string">
            <text:p>Datum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utral</text:p>
          </table:table-cell>
          <table:table-cell office:value-type="date" office:date-value="2022-01-01" calcext:value-type="date">
            <text:p>01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positive</text:p>
          </table:table-cell>
          <table:table-cell office:value-type="date" office:date-value="2022-01-02" calcext:value-type="date">
            <text:p>02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gative</text:p>
          </table:table-cell>
          <table:table-cell office:value-type="date" office:date-value="2022-01-03" calcext:value-type="date">
            <text:p>03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gative</text:p>
          </table:table-cell>
          <table:table-cell office:value-type="date" office:date-value="2022-01-04" calcext:value-type="date">
            <text:p>04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utral</text:p>
          </table:table-cell>
          <table:table-cell office:value-type="date" office:date-value="2022-01-05" calcext:value-type="date">
            <text:p>05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positive</text:p>
          </table:table-cell>
          <table:table-cell office:value-type="date" office:date-value="2022-01-06" calcext:value-type="date">
            <text:p>06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gative</text:p>
          </table:table-cell>
          <table:table-cell office:value-type="date" office:date-value="2022-01-07" calcext:value-type="date">
            <text:p>07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gative</text:p>
          </table:table-cell>
          <table:table-cell office:value-type="date" office:date-value="2022-01-08" calcext:value-type="date">
            <text:p>08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utral</text:p>
          </table:table-cell>
          <table:table-cell office:value-type="date" office:date-value="2022-01-09" calcext:value-type="date">
            <text:p>09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positive</text:p>
          </table:table-cell>
          <table:table-cell office:value-type="date" office:date-value="2022-01-10" calcext:value-type="date">
            <text:p>10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gative</text:p>
          </table:table-cell>
          <table:table-cell office:value-type="date" office:date-value="2022-01-11" calcext:value-type="date">
            <text:p>11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gative</text:p>
          </table:table-cell>
          <table:table-cell office:value-type="date" office:date-value="2022-01-12" calcext:value-type="date">
            <text:p>12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utral</text:p>
          </table:table-cell>
          <table:table-cell office:value-type="date" office:date-value="2022-01-13" calcext:value-type="date">
            <text:p>13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positive</text:p>
          </table:table-cell>
          <table:table-cell office:value-type="date" office:date-value="2022-01-14" calcext:value-type="date">
            <text:p>14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gative</text:p>
          </table:table-cell>
          <table:table-cell office:value-type="date" office:date-value="2022-01-15" calcext:value-type="date">
            <text:p>15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gative</text:p>
          </table:table-cell>
          <table:table-cell office:value-type="date" office:date-value="2022-01-16" calcext:value-type="date">
            <text:p>16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utral</text:p>
          </table:table-cell>
          <table:table-cell office:value-type="date" office:date-value="2022-01-17" calcext:value-type="date">
            <text:p>17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positive</text:p>
          </table:table-cell>
          <table:table-cell office:value-type="date" office:date-value="2022-01-18" calcext:value-type="date">
            <text:p>18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I am trying to create a select in which characters (options) are generated from a list of objects acquired from a serve</text:p>
          </table:table-cell>
          <table:table-cell office:value-type="string" calcext:value-type="string">
            <text:p>negative</text:p>
          </table:table-cell>
          <table:table-cell office:value-type="date" office:date-value="2022-01-19" calcext:value-type="date">
            <text:p>19.01.2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utral</text:p>
          </table:table-cell>
          <table:table-cell office:value-type="date" office:date-value="2022-01-20" calcext:value-type="date">
            <text:p>20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utral</text:p>
          </table:table-cell>
          <table:table-cell office:value-type="date" office:date-value="2022-01-01" calcext:value-type="date">
            <text:p>01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positive</text:p>
          </table:table-cell>
          <table:table-cell office:value-type="date" office:date-value="2022-01-02" calcext:value-type="date">
            <text:p>02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gative</text:p>
          </table:table-cell>
          <table:table-cell office:value-type="date" office:date-value="2022-01-03" calcext:value-type="date">
            <text:p>03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gative</text:p>
          </table:table-cell>
          <table:table-cell office:value-type="date" office:date-value="2022-01-04" calcext:value-type="date">
            <text:p>04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utral</text:p>
          </table:table-cell>
          <table:table-cell office:value-type="date" office:date-value="2022-01-05" calcext:value-type="date">
            <text:p>05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positive</text:p>
          </table:table-cell>
          <table:table-cell office:value-type="date" office:date-value="2022-01-06" calcext:value-type="date">
            <text:p>06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gative</text:p>
          </table:table-cell>
          <table:table-cell office:value-type="date" office:date-value="2022-01-07" calcext:value-type="date">
            <text:p>07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gative</text:p>
          </table:table-cell>
          <table:table-cell office:value-type="date" office:date-value="2022-01-08" calcext:value-type="date">
            <text:p>08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utral</text:p>
          </table:table-cell>
          <table:table-cell office:value-type="date" office:date-value="2022-01-09" calcext:value-type="date">
            <text:p>09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positive</text:p>
          </table:table-cell>
          <table:table-cell office:value-type="date" office:date-value="2022-01-10" calcext:value-type="date">
            <text:p>10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gative</text:p>
          </table:table-cell>
          <table:table-cell office:value-type="date" office:date-value="2022-01-11" calcext:value-type="date">
            <text:p>11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gative</text:p>
          </table:table-cell>
          <table:table-cell office:value-type="date" office:date-value="2022-01-12" calcext:value-type="date">
            <text:p>12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utral</text:p>
          </table:table-cell>
          <table:table-cell office:value-type="date" office:date-value="2022-01-13" calcext:value-type="date">
            <text:p>13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positive</text:p>
          </table:table-cell>
          <table:table-cell office:value-type="date" office:date-value="2022-01-14" calcext:value-type="date">
            <text:p>14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gative</text:p>
          </table:table-cell>
          <table:table-cell office:value-type="date" office:date-value="2022-01-15" calcext:value-type="date">
            <text:p>15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gative</text:p>
          </table:table-cell>
          <table:table-cell office:value-type="date" office:date-value="2022-01-16" calcext:value-type="date">
            <text:p>16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utral</text:p>
          </table:table-cell>
          <table:table-cell office:value-type="date" office:date-value="2022-01-17" calcext:value-type="date">
            <text:p>17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positive</text:p>
          </table:table-cell>
          <table:table-cell office:value-type="date" office:date-value="2022-01-18" calcext:value-type="date">
            <text:p>18.01.22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The problem is if I declare a variable and set it's value to the return method like so persoDefault = this.getPersonnageByIdd("demochar").name;</text:p>
          </table:table-cell>
          <table:table-cell office:value-type="string" calcext:value-type="string">
            <text:p>negative</text:p>
          </table:table-cell>
          <table:table-cell office:value-type="date" office:date-value="2022-01-19" calcext:value-type="date">
            <text:p>19.01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23:16:52.360741864</meta:creation-date>
    <dc:date>2022-12-13T23:28:59.770128255</dc:date>
    <meta:editing-duration>PT8M53S</meta:editing-duration>
    <meta:editing-cycles>3</meta:editing-cycles>
    <meta:generator>LibreOffice/7.4.2.3$MacOSX_X86_64 LibreOffice_project/382eef1f22670f7f4118c8c2dd222ec7ad009daf</meta:generator>
    <meta:document-statistic meta:table-count="1" meta:cell-count="160" meta:object-count="0"/>
  </office:meta>
</office:document-meta>
</file>